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75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37H19M29.126S" calcext:value-type="time">
            <text:p>337:19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/>
          <table:table-cell table:formula="of:=IF([.G67]-[.F67] &gt; 0; [.G67]-[.F67]; 0)" office:value-type="time" office:time-value="PT00H00M00S" calcext:value-type="time">
            <text:p>00:00</text:p>
          </table:table-cell>
          <table:table-cell table:formula="of:=[.D67]+[.H67]" office:value-type="time" office:time-value="PT05H18M29.713S" calcext:value-type="time">
            <text:p>05:18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68]-[.B68] &gt; 0; [.C68]-[.B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8]-[.F68] &gt; 0; [.G68]-[.F68]; 0)" office:value-type="time" office:time-value="PT00H00M00S" calcext:value-type="time">
            <text:p>00:00</text:p>
          </table:table-cell>
          <table:table-cell table:formula="of:=[.D68]+[.H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05H18M29.713S" calcext:value-type="time">
            <text:p>05:1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75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3"/>
          <table:table-cell table:style-name="ce75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 style:data-style-name="N2" text:time-value="07:46:59.7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28T15:56:33.555000000</dc:date>
    <dc:creator>Benjamin Laws</dc:creator>
    <meta:editing-duration>P13DT9H27M21S</meta:editing-duration>
    <meta:editing-cycles>369</meta:editing-cycles>
    <meta:generator>LibreOffice/7.1.8.1$Windows_X86_64 LibreOffice_project/e1f30c802c3269a1d052614453f260e49458c82c</meta:generator>
    <meta:document-statistic meta:table-count="2" meta:cell-count="556" meta:object-count="0"/>
  </office:meta>
</office:document-meta>
</file>